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A000000708DC450C4AF00B066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074cm" svg:height="5.883cm" svg:x="3.908cm" svg:y="12.262cm">
          <draw:image xlink:href="Pictures/1000000000000FA000000708DC450C4AF00B066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1-12T21:15:14.430618206</dc:date>
    <meta:editing-duration>PT2M1S</meta:editing-duration>
    <meta:editing-cycles>1</meta:editing-cycles>
    <meta:generator>LibreOffice/7.0.4.2$Linux_X86_64 LibreOffice_project/00$Build-2</meta:generator>
    <meta:document-statistic meta:object-count="1"/>
  </office:meta>
</office:document-meta>
</file>